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2451"/>
    </style:style>
    <style:style style:name="P2" style:family="paragraph" style:parent-style-name="Standard">
      <style:text-properties officeooo:rsid="00012451" officeooo:paragraph-rsid="00012451"/>
    </style:style>
    <style:style style:name="P3" style:family="paragraph" style:parent-style-name="Standard">
      <style:paragraph-properties fo:text-align="center" style:justify-single-word="false"/>
      <style:text-properties fo:font-weight="bold" officeooo:rsid="0023c5e2" officeooo:paragraph-rsid="0023c5e2" style:font-weight-asian="bold" style:font-weight-complex="bold"/>
    </style:style>
    <style:style style:name="P4" style:family="paragraph" style:parent-style-name="Standard">
      <style:text-properties fo:color="#ff950e" officeooo:rsid="0025809f" officeooo:paragraph-rsid="0025809f"/>
    </style:style>
    <style:style style:name="P5" style:family="paragraph" style:parent-style-name="Standard">
      <style:text-properties fo:color="#000000" fo:font-weight="bold" officeooo:rsid="000fdd61" officeooo:paragraph-rsid="000fdd61" fo:background-color="#b4c7dc" style:font-weight-asian="bold" style:font-weight-complex="bold"/>
    </style:style>
    <style:style style:name="P6" style:family="paragraph" style:parent-style-name="Standard">
      <style:text-properties fo:color="#000000" fo:font-weight="bold" officeooo:rsid="0037ea9f" officeooo:paragraph-rsid="0037ea9f" fo:background-color="transparent" style:font-weight-asian="bold" style:font-weight-complex="bold"/>
    </style:style>
    <style:style style:name="P7" style:family="paragraph" style:parent-style-name="Standard">
      <style:text-properties fo:color="#000000" fo:font-weight="normal" officeooo:rsid="0037ea9f" officeooo:paragraph-rsid="0037ea9f" fo:background-color="transparent" style:font-weight-asian="normal" style:font-weight-complex="normal"/>
    </style:style>
    <style:style style:name="P8" style:family="paragraph" style:parent-style-name="Standard">
      <style:text-properties officeooo:paragraph-rsid="002fc36c"/>
    </style:style>
    <style:style style:name="P9" style:family="paragraph" style:parent-style-name="Standard" style:list-style-name="L1"/>
    <style:style style:name="P10" style:family="paragraph" style:parent-style-name="Standard" style:list-style-name="L1">
      <style:text-properties officeooo:paragraph-rsid="001b9cba"/>
    </style:style>
    <style:style style:name="P11" style:family="paragraph" style:parent-style-name="Standard" style:list-style-name="L1">
      <style:text-properties fo:color="#00a933"/>
    </style:style>
    <style:style style:name="P12" style:family="paragraph" style:parent-style-name="Standard" style:list-style-name="L2">
      <style:text-properties fo:color="#000000" fo:font-weight="bold" officeooo:rsid="000fdd61" officeooo:paragraph-rsid="000fdd61" fo:background-color="#b4c7dc" style:font-weight-asian="bold" style:font-weight-complex="bold"/>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normal" style:font-weight-asian="normal" style:font-weight-complex="normal"/>
    </style:style>
    <style:style style:name="T4" style:family="text">
      <style:text-properties fo:color="#00a933"/>
    </style:style>
    <style:style style:name="T5" style:family="text">
      <style:text-properties fo:color="#00a933" style:text-underline-style="solid" style:text-underline-width="auto" style:text-underline-color="font-color"/>
    </style:style>
    <style:style style:name="T6" style:family="text">
      <style:text-properties fo:color="#00a933" style:text-underline-style="none"/>
    </style:style>
    <style:style style:name="T7" style:family="text">
      <style:text-properties fo:color="#800080"/>
    </style:style>
    <style:style style:name="T8" style:family="text">
      <style:text-properties fo:color="#800080" style:text-underline-style="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673ff"/>
    </style:style>
    <style:style style:name="T11" style:family="text">
      <style:text-properties fo:color="#0673ff" style:text-underline-style="solid" style:text-underline-width="auto" style:text-underline-color="font-color"/>
    </style:style>
    <style:style style:name="T12" style:family="text">
      <style:text-properties fo:color="#0673ff" style:text-underline-style="solid" style:text-underline-width="auto" style:text-underline-color="font-color" fo:font-weight="normal" style:font-weight-asian="normal" style:font-weight-complex="normal"/>
    </style:style>
    <style:style style:name="T13" style:family="text">
      <style:text-properties fo:color="#0673ff" style:text-underline-style="solid" style:text-underline-width="auto" style:text-underline-color="font-color" fo:font-weight="normal" officeooo:rsid="002fc8cb" style:font-weight-asian="normal" style:font-weight-complex="normal"/>
    </style:style>
    <style:style style:name="T14" style:family="text">
      <style:text-properties fo:color="#0673ff" style:text-underline-style="solid" style:text-underline-width="auto" style:text-underline-color="font-color" fo:font-weight="bold" style:font-weight-asian="bold" style:font-weight-complex="bold"/>
    </style:style>
    <style:style style:name="T15" style:family="text">
      <style:text-properties fo:color="#0673ff" style:text-underline-style="solid" style:text-underline-width="auto" style:text-underline-color="font-color" officeooo:rsid="003475c8"/>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2fe314"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text-underline-style="none" officeooo:rsid="002fe314"/>
    </style:style>
    <style:style style:name="T24" style:family="text">
      <style:text-properties fo:color="#ff860d"/>
    </style:style>
    <style:style style:name="T25" style:family="text">
      <style:text-properties fo:color="#ff860d" fo:background-color="transparent" loext:char-shading-value="0"/>
    </style:style>
    <style:style style:name="T26" style:family="text">
      <style:text-properties fo:color="#ff860d" style:text-underline-style="none"/>
    </style:style>
    <style:style style:name="T27" style:family="text">
      <style:text-properties fo:font-size="12pt" fo:language="it" fo:country="IT" style:text-underline-style="none" fo:font-weight="bold" officeooo:rsid="0002636c" style:font-size-asian="12pt" style:font-weight-asian="bold" style:language-complex="hi" style:country-complex="IN" style:font-weight-complex="bold"/>
    </style:style>
    <style:style style:name="T28" style:family="text">
      <style:text-properties fo:font-size="12pt" fo:language="it" fo:country="IT" style:text-underline-style="none" fo:font-weight="bold" officeooo:rsid="0003740b" style:font-size-asian="12pt" style:font-weight-asian="bold" style:language-complex="hi" style:country-complex="IN" style:font-weight-complex="bold"/>
    </style:style>
    <style:style style:name="T29" style:family="text">
      <style:text-properties fo:font-size="12pt" fo:language="it" fo:country="IT" style:text-underline-style="none" fo:font-weight="normal" officeooo:rsid="0002636c" style:font-size-asian="12pt" style:font-weight-asian="normal" style:language-complex="hi" style:country-complex="IN" style:font-weight-complex="normal"/>
    </style:style>
    <style:style style:name="T30" style:family="text">
      <style:text-properties fo:font-size="12pt" fo:language="it" fo:country="IT" style:text-underline-style="none" officeooo:rsid="0002636c" style:font-size-asian="12pt" style:language-complex="hi" style:country-complex="IN"/>
    </style:style>
    <style:style style:name="T31" style:family="text">
      <style:text-properties fo:font-size="12pt" fo:language="it" fo:country="IT" fo:font-weight="bold" officeooo:rsid="0002636c" style:font-size-asian="12pt" style:font-weight-asian="bold" style:language-complex="hi" style:country-complex="IN" style:font-weight-complex="bold"/>
    </style:style>
    <style:style style:name="T32" style:family="text">
      <style:text-properties fo:font-size="12pt" fo:language="it" fo:country="IT" fo:font-weight="bold" officeooo:rsid="0003740b" style:font-size-asian="12pt" style:font-weight-asian="bold" style:language-complex="hi" style:country-complex="IN" style:font-weight-complex="bold"/>
    </style:style>
    <style:style style:name="T33" style:family="text">
      <style:text-properties fo:font-size="12pt" fo:language="it" fo:country="IT" fo:font-weight="normal" officeooo:rsid="0002636c" style:font-size-asian="12pt" style:font-weight-asian="normal" style:language-complex="hi" style:country-complex="IN" style:font-weight-complex="normal"/>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ero grassetto</text:span> = entità</text:p>
      <text:p text:style-name="P2"><text:span text:style-name="T10">Blu</text:span> = associazione</text:p>
      <text:p text:style-name="P2"><text:span text:style-name="T2">Rosso</text:span> = identificatore principale</text:p>
      <text:p text:style-name="P2"><text:span text:style-name="T4">Verde</text:span> = attributo</text:p>
      <text:p text:style-name="P2"><text:span text:style-name="T7">Viola</text:span> = cardinalità</text:p>
      <text:p text:style-name="P4"><text:span text:style-name="T25">Arancione</text:span> <text:span text:style-name="T16">= operazione</text:span></text:p>
      <text:p text:style-name="P2"/>
      <text:p text:style-name="P3">BACHECA ELETTRONICA DI ANNUNCI</text:p>
      <text:p text:style-name="P1"/>
      <text:p text:style-name="P1">Si vuole realizzare un sistema informativo per la gestione di una bacheca elettronica di annunci. </text:p>
      <text:p text:style-name="P1"/>
      <text:p text:style-name="P1">Tale bacheca permette agli <office:annotation office:name="__Annotation__406_3229985513"><dc:creator>Autore sconosciuto</dc:creator><dc:date>2020-11-13T23:15:55.205763920</dc:date><text:p text:style-name="P13"><text:span text:style-name="T36">utente</text:span></text:p></office:annotation><text:span text:style-name="T1">utenti</text:span><office:annotation-end office:name="__Annotation__406_3229985513"/> di <text:span text:style-name="T12">inserire</text:span><text:span text:style-name="T1"> annunci</text:span> per la vendita di materiale usato, di <text:span text:style-name="T11">scambiare messaggi</text:span> tra di loro (in <text:span text:style-name="T22">maniera privata</text:span>) per accordarsi sulla vendita/consegna dell’<text:span text:style-name="T1">oggetto</text:span>, o di <text:span text:style-name="T12">inserire</text:span><text:span text:style-name="T14"> </text:span><text:span text:style-name="T13">commenti</text:span> (in <text:span text:style-name="T22">maniera pubblica</text:span>) sull’<office:annotation office:name="__Annotation__260_4162159377"><dc:creator>Autore sconosciuto</dc:creator><dc:date>2020-11-22T11:11:37.556090365</dc:date><text:p text:style-name="P14"><text:span text:style-name="T36">annuncio</text:span></text:p></office:annotation><text:span text:style-name="T1">oggetto</text:span><office:annotation-end office:name="__Annotation__260_4162159377"/>. </text:p>
      <text:p text:style-name="Standard"/>
      <text:p text:style-name="Standard">Un <text:span text:style-name="T9">utente</text:span> si <text:span text:style-name="T25">registra</text:span> scegliendo un <text:span text:style-name="T3">username univoco</text:span>, <text:span text:style-name="T24">inserendo</text:span> tutte le sue <text:span text:style-name="T17">informazioni anagrafiche</text:span>, indicando un <text:span text:style-name="T4">indirizzo di residenza</text:span> ed <text:span text:style-name="T7">eventualmente</text:span> un <text:span text:style-name="T4">indirizzo di fatturazione</text:span>, un <text:span text:style-name="T7">numero arbitrario</text:span> di <text:span text:style-name="T4">recapiti</text:span> (telefono, cellulare, email) indicandone <office:annotation office:name="__Annotation__364_4162159377"><dc:creator>Autore sconosciuto</dc:creator><dc:date>2020-11-22T16:04:50.753515340</dc:date><text:p text:style-name="P14"><text:span text:style-name="T36">Regola di vincolo o reificazione</text:span></text:p></office:annotation><text:span text:style-name="T7">uno</text:span> come mezzo di comunicazione preferito<office:annotation-end office:name="__Annotation__364_4162159377"/>, ed <text:span text:style-name="T24">inserendo</text:span> i <text:span text:style-name="T4">dati relativi alla sua carta di credito</text:span>. I dati della carta di credito <text:span text:style-name="T7">non sono obbligatori</text:span>.</text:p>
      <text:p text:style-name="Standard"/>
      <text:p text:style-name="P8"><text:span text:style-name="T29">Gli</text:span><text:span text:style-name="T27"> </text:span><text:span text:style-name="T28">amministratori</text:span><text:span text:style-name="T19"> </text:span><text:span text:style-name="T8">possono</text:span><text:span text:style-name="T19"> </text:span><office:annotation office:name="__Annotation__385_245370809"><dc:creator>Autore sconosciuto</dc:creator><dc:date>2020-11-28T10:35:15.491114747</dc:date><text:p text:style-name="P14"><text:span text:style-name="T36">operazione</text:span></text:p></office:annotation><text:span text:style-name="T26">creare</text:span><office:annotation-end office:name="__Annotation__385_245370809"/><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text:span text:style-name="T24">seleziona</text:span> una <text:span text:style-name="T1">categoria</text:span> e <text:span text:style-name="T24">scrive</text:span> una <text:span text:style-name="T4">descrizione dell’oggetto</text:span>. <text:span text:style-name="T7">Eventualmente</text:span>, può decidere di <text:span text:style-name="T24">caricare</text:span> una <text:span text:style-name="T4">foto dell’oggetto</text:span>. <text:span text:style-name="T19">Per </text:span><text:span text:style-name="T11">creare</text:span><text:span text:style-name="T19"> un </text:span><text:span text:style-name="T20">annuncio</text:span><text:span text:style-name="T19">, un </text:span><text:span text:style-name="T20">utente</text:span><text:span text:style-name="T19"> deve </text:span><text:span text:style-name="T8">necessariamente</text:span><text:span text:style-name="T19"> aver inserito i </text:span><text:span text:style-name="T6">dati della sua carta di credito</text:span>. Quando un <text:span text:style-name="T20">oggetto</text:span><text:span text:style-name="T19"> inserito in bacheca è stato venduto, l’</text:span><text:span text:style-name="T20">utente</text:span> lo <office:annotation office:name="__Annotation__262_4162159377"><dc:creator>Autore sconosciuto</dc:creator><dc:date>2020-11-22T11:16:39.928176976</dc:date><text:p text:style-name="P14"><text:span text:style-name="T36">Regola di vincolo: non deve essere visualizzato nella bacheca pubblica</text:span></text:p></office:annotation><text:span text:style-name="T16">indica </text:span><text:span text:style-name="T18">come tale</text:span><office:annotation-end office:name="__Annotation__262_4162159377"/> e <office:annotation office:name="__Annotation__261_4162159377"><dc:creator>Autore sconosciuto</dc:creator><dc:date>2020-11-22T11:14:46.483207230</dc:date><text:p text:style-name="P14"><text:span text:style-name="T36">Regola di vincolo: un annuncio venduto non deve essere più visualizzato</text:span></text:p></office:annotation>questo non viene più visualizzato nella bacheca pubblica<office:annotation-end office:name="__Annotation__261_4162159377"/>. </text:p>
      <text:p text:style-name="Standard"/>
      <text:p text:style-name="Standard">Un <text:span text:style-name="T1">utente</text:span>, una volta <text:span text:style-name="T24">letto e scelto</text:span> un annuncio, <text:span text:style-name="T7">può</text:span> decidere di <text:span text:style-name="T11">inserire</text:span> un <text:span text:style-name="T34">commento pubblico</text:span> o di <text:span text:style-name="T11">inviare</text:span> un <text:span text:style-name="T1">messaggio privato</text:span> all’utente che ha inserito l’<text:span text:style-name="T1">annuncio</text:span>. Similmente, un utente può “<text:span text:style-name="T11">seguire</text:span>” uno degli <text:span text:style-name="T1">annunci</text:span>, <office:annotation office:name="__Annotation__273_4162159377"><dc:creator>Autore sconosciuto</dc:creator><dc:date>2020-11-22T11:28:21.714626255</dc:date><text:p text:style-name="P14"><text:span text:style-name="T36">Regola di vincolo: ogni utente deve essere informato</text:span></text:p></office:annotation>venendo così <text:span text:style-name="T11">informato</text:span> ogni volta che su questo viene effettuata una modifica<office:annotation-end office:name="__Annotation__273_4162159377"/> (ad esempio, viene inserita una nuova <text:span text:style-name="T4">nota</text:span>).</text:p>
      <text:p text:style-name="Standard"/>
      <text:p text:style-name="Standard">In generale, un <text:span text:style-name="T1">utente</text:span> <text:span text:style-name="T7">può</text:span>:</text:p>
      <text:list xml:id="list1924908526" text:style-name="L1">
        <text:list-item>
          <text:p text:style-name="P10"><text:span text:style-name="T26">Inserire/rimuovere</text:span> nuovi <text:span text:style-name="T1">annunci</text:span></text:p>
        </text:list-item>
        <text:list-item>
          <text:p text:style-name="P10"><text:span text:style-name="T11">Modificare</text:span> le sue <text:span text:style-name="T17">informazioni anagrafiche</text:span></text:p>
        </text:list-item>
        <text:list-item>
          <text:p text:style-name="P9"><text:span text:style-name="T11">Seguire</text:span> <text:span text:style-name="T1">annunci</text:span></text:p>
        </text:list-item>
        <text:list-item>
          <text:p text:style-name="P9"><text:span text:style-name="T15">Vedere</text:span> gli <text:span text:style-name="T1">annunci</text:span> che sta seguendo, visualizzando un’indicazione legata al fatto se uno degli annunci che sta seguendo è stato modificato (un oggetto segnato come venduto o rimosso compare comunque nell’elenco degli annunci seguiti dagli utenti, portando l’indicazione del suo <office:annotation office:name="__Annotation__341_245370809"><dc:creator>Autore sconosciuto</dc:creator><dc:date>2020-11-28T10:13:11.126098774</dc:date><text:p text:style-name="P14"><text:span text:style-name="T36">Accedo in lettura a disponibile o a venduto per vedere lo stato</text:span></text:p></office:annotation><text:span text:style-name="T16">stato</text:span><office:annotation-end office:name="__Annotation__341_245370809"/>)</text:p>
        </text:list-item>
        <text:list-item>
          <text:p text:style-name="P9"><text:span text:style-name="T11">Inviare</text:span> <office:annotation office:name="__Annotation__299_4162159377"><dc:creator>Autore sconosciuto</dc:creator><dc:date>2020-11-22T11:48:40.531071687</dc:date><text:p text:style-name="P14"><text:span text:style-name="T37">Part of conversazione</text:span></text:p><text:p text:style-name="P14"><text:span text:style-name="T37">Con attributo data</text:span></text:p></office:annotation><text:span text:style-name="T1">messaggi</text:span><office:annotation-end office:name="__Annotation__299_4162159377"/> agli altri <text:span text:style-name="T1">utenti</text:span> e mostrare lo <text:span text:style-name="T5">storico delle sue conversazioni</text:span>, anche con la <text:span text:style-name="T7">possibilità</text:span> di <text:span text:style-name="T10">rispondere </text:span><text:span text:style-name="T16">ad una</text:span><text:span text:style-name="T10"> <text:s/></text:span><text:span text:style-name="T17">conversazione</text:span><text:span text:style-name="T16"> specifica</text:span></text:p>
        </text:list-item>
        <text:list-item>
          <text:p text:style-name="P9"><text:span text:style-name="T11">Inserire commenti</text:span> agli <text:span text:style-name="T1">annunci</text:span> ancora <text:span text:style-name="T4">attivi</text:span></text:p>
          <text:p text:style-name="P11"/>
        </text:list-item>
      </text:list>
      <text:p text:style-name="P8"><text:span text:style-name="T33">Gli</text:span><text:span text:style-name="T31"> </text:span><text:span text:style-name="T32">amministratori</text:span> prendono una percentuale su ciascun oggetto indicato come venduto. Per questo motivo, essi <text:span text:style-name="T7">possono</text:span> <office:annotation office:name="__Annotation__386_245370809"><dc:creator>Autore sconosciuto</dc:creator><dc:date>2020-11-28T10:35:31.425037290</dc:date><text:p text:style-name="P14"><text:span text:style-name="T36">operazione</text:span></text:p></office:annotation><text:span text:style-name="T11">generare</text:span><office:annotation-end office:name="__Annotation__386_245370809"/> un <text:span text:style-name="T1">report</text:span> indicante per ciascun <text:span text:style-name="T1">utente</text:span> quanti <office:annotation office:name="__Annotation__331_4162159377"><dc:creator>Autore sconosciuto</dc:creator><dc:date>2020-11-22T12:28:01.526887166</dc:date><text:p text:style-name="P14"><text:span text:style-name="T36">Regola di derivazione: il numero di oggetti venduti si ottiene contando il numero di annunci venduti</text:span></text:p></office:annotation>annunci sono stati contrassegnati come venduti<office:annotation-end office:name="__Annotation__331_4162159377"/>. Il sistema <office:annotation office:name="__Annotation__859_733551818"><dc:creator>Autore sconosciuto</dc:creator><dc:date>2020-11-29T23:54:16.153210829</dc:date><text:p text:style-name="P14"><text:span text:style-name="T36">Regola di vincolo:</text:span></text:p><text:p text:style-name="P14"><text:span text:style-name="T36">Se la percentuale non è stata riscossa, il sistema deve calcolare una percentuale pari al 3%</text:span></text:p></office:annotation>calcola un percentuale</text:p>
      <text:p text:style-name="Standard">pari al 3%<office:annotation-end office:name="__Annotation__859_733551818"/> della <office:annotation office:name="__Annotation__362_245370809"><dc:creator>Autore sconosciuto</dc:creator><dc:date>2020-11-28T10:32:19.826571604</dc:date><text:p text:style-name="P14"><text:span text:style-name="T36">Regola di derivazione: Importo totale si ottiene sommando tutti gli importi degli annunci venduti</text:span></text:p></office:annotation>somma degli importi di tali oggetti<office:annotation-end office:name="__Annotation__362_245370809"/>, nel caso in cui la percentuale associata non sia già stata riscossa. Il report riporta anche le informazioni sulla carta di credito dell’utente, al fine di permettere la riscossione della percentuale.</text:p>
      <text:list xml:id="list3906632561" text:style-name="L2">
        <text:list-header>
          <text:p text:style-name="P12"/>
        </text:list-header>
        <text:list-item>
          <text:p text:style-name="P12"><text:soft-page-break/>Durante la disambiguazione della specifica ho inserito una chiave univoca per gli annunci</text:p>
        </text:list-item>
        <text:list-item>
          <text:p text:style-name="P12">Regola di vincolo : almeno un gestore del servizio deve aver creato una categoria</text:p>
        </text:list-item>
      </text:list>
      <text:p text:style-name="P5"/>
      <text:p text:style-name="P5"/>
      <text:p text:style-name="P5"/>
      <text:p text:style-name="P6">Categoria</text:p>
      <text:p text:style-name="P7"><text:span text:style-name="T30">Gli</text:span><text:span text:style-name="T27"> </text:span><text:span text:style-name="T28">amministratori</text:span><text:span text:style-name="T19"> </text:span><text:span text:style-name="T8">possono</text:span><text:span text:style-name="T19"> </text:span><text:span text:style-name="T26">creare</text:span><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text:span text:style-name="T24">seleziona</text:span> una <text:span text:style-name="T1">categoria</text:span></text:p>
      <text:p text:style-name="P6"/>
      <text:p text:style-name="P6">Messaggio</text:p>
      <text:p text:style-name="P7"><text:span text:style-name="T1">Un utente può </text:span><text:span text:style-name="T14">inviare</text:span><text:span text:style-name="T1"> un messaggio privato</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9:05:45.916874084</meta:creation-date>
    <dc:date>2020-12-17T00:59:56.573321778</dc:date>
    <meta:editing-duration>PT14H10M14S</meta:editing-duration>
    <meta:editing-cycles>23</meta:editing-cycles>
    <meta:generator>LibreOffice/6.1.5.2$Linux_X86_64 LibreOffice_project/10$Build-2</meta:generator>
    <meta:document-statistic meta:table-count="0" meta:image-count="0" meta:object-count="0" meta:page-count="2" meta:paragraph-count="29" meta:word-count="483" meta:character-count="3215" meta:non-whitespace-character-count="2765"/>
  </office:meta>
</office:document-meta>
</file>